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16pt" style:font-size-asian="16pt" style:font-size-complex="16pt"/>
    </style:style>
    <style:style style:name="P3" style:family="paragraph" style:parent-style-name="Standard">
      <style:text-properties style:font-name="Courier" fo:font-size="20pt" officeooo:rsid="001aafd3" officeooo:paragraph-rsid="001aafd3" style:font-size-asian="20pt" style:font-size-complex="20pt"/>
    </style:style>
    <style:style style:name="P4" style:family="paragraph" style:parent-style-name="Standard">
      <style:text-properties style:font-name="Courier" fo:font-size="16pt" officeooo:rsid="001aafd3" officeooo:paragraph-rsid="001aafd3" style:font-size-asian="16pt" style:font-size-complex="16pt"/>
    </style:style>
    <style:style style:name="P5" style:family="paragraph" style:parent-style-name="Standard">
      <style:text-properties style:font-name="Courier" fo:font-size="16pt" officeooo:paragraph-rsid="001aafd3" style:font-size-asian="16pt" style:font-size-complex="16pt"/>
    </style:style>
    <style:style style:name="T1" style:family="text">
      <style:text-properties officeooo:rsid="001aafd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Doxology</text:p>
      <text:p text:style-name="P1"/>
      <text:p text:style-name="P4">Praise God, from whom all blessings flow;</text:p>
      <text:p text:style-name="P4">Praise Him, all creatures here below;</text:p>
      <text:p text:style-name="P4">Praise Him above ye heavenly host;</text:p>
      <text:p text:style-name="P5"><text:span text:style-name="T1">Praise Father, Son and Holy Ghost.</text:span></text:p>
      <text:p text:style-name="P2"/>
      <text:p text:style-name="P2">Composer: <text:span text:style-name="T1">from Genevan Psalter, 1551</text:span></text:p>
      <text:p text:style-name="P2">Lyricist: <text:span text:style-name="T1">Thomas Ken, (</text:span><text:span text:style-name="T1">1637-1711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9-07T12:23:12.312000000</meta:creation-date>
    <meta:editing-duration>PT7M34S</meta:editing-duration>
    <meta:editing-cycles>3</meta:editing-cycles>
    <meta:generator>LibreOffice/6.4.4.2$Windows_X86_64 LibreOffice_project/3d775be2011f3886db32dfd395a6a6d1ca2630ff</meta:generator>
    <dc:title>Tuba Hymn Lyrics</dc:title>
    <dc:date>2022-09-07T12:43:41.939000000</dc:date>
    <meta:print-date>2022-09-07T12:25:56.521000000</meta:print-date>
    <meta:document-statistic meta:table-count="0" meta:image-count="0" meta:object-count="0" meta:page-count="1" meta:paragraph-count="7" meta:word-count="36" meta:character-count="227" meta:non-whitespace-character-count="198"/>
    <meta:template xlink:type="simple" xlink:actuate="onRequest" xlink:title="Tuba Hymn Lyrics" xlink:href="../../../../../AppData/Roaming/LibreOffice/4/user/template/Tuba%20Hymn%20Lyrics.ott" meta:date="2022-09-07T12:23:11.874000000"/>
  </office:meta>
</office:document-meta>
</file>